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1C8000019A33DC7C94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*****************************************************************************/</text:p>
      <text:p text:style-name="Standard">/***************************Name:- Divesh Uttamchandani***************************/</text:p>
      <text:p text:style-name="Standard">/***************************Class :- XII <text:s/>A <text:s text:c="26"/>***************************/</text:p>
      <text:p text:style-name="Standard">/***************************Date <text:s/>:- 07 July 2014 <text:s text:c="15"/>***************************/</text:p>
      <text:p text:style-name="Standard">/***************************Q-8) <text:s/>:-Tour <text:s text:c="29"/>***************************/</text:p>
      <text:p text:style-name="Standard">/*******************************************************************************/</text:p>
      <text:p text:style-name="Standard">#include&lt;iostream.h&gt;</text:p>
      <text:p text:style-name="Standard">#include&lt;conio.h&gt;</text:p>
      <text:p text:style-name="Standard">#include&lt;string.h&gt;</text:p>
      <text:p text:style-name="Standard"/>
      <text:p text:style-name="Standard">////////////////////////////////////////////////////////////////////////////////////////////////////////////////////////////////////////////////</text:p>
      <text:p text:style-name="Standard">class tour</text:p>
      <text:p text:style-name="Standard">{</text:p>
      <text:p text:style-name="Standard">private:</text:p>
      <text:p text:style-name="Standard"><text:s/>char <text:s text:c="2"/>TCode[20];</text:p>
      <text:p text:style-name="Standard"><text:s/>int <text:s text:c="3"/>NoofAdults;</text:p>
      <text:p text:style-name="Standard"><text:s/>int <text:s text:c="3"/>NoofKids;</text:p>
      <text:p text:style-name="Standard"><text:s/>int <text:s text:c="3"/>Kilometres;</text:p>
      <text:p text:style-name="Standard"><text:s/>float <text:s/>TotalFare;</text:p>
      <text:p text:style-name="Standard">public:</text:p>
      <text:p text:style-name="Standard">tour()</text:p>
      <text:p text:style-name="Standard"><text:s/>{</text:p>
      <text:p text:style-name="Standard"><text:s text:c="2"/>strcpy(TCode,"NULL");</text:p>
      <text:p text:style-name="Standard"><text:s text:c="2"/>NoofAdults=0;</text:p>
      <text:p text:style-name="Standard"><text:s text:c="2"/>NoofKids=0;</text:p>
      <text:p text:style-name="Standard"><text:s text:c="2"/>Kilometres=0;</text:p>
      <text:p text:style-name="Standard"><text:s text:c="2"/>TotalFare=0;</text:p>
      <text:p text:style-name="Standard"><text:s/>}</text:p>
      <text:p text:style-name="Standard">//______________________________________________________________________________//</text:p>
      <text:p text:style-name="Standard">void AssignFare()</text:p>
      <text:p text:style-name="Standard"><text:s/>{</text:p>
      <text:p text:style-name="Standard"><text:s text:c="2"/>if(Kilometres&lt;1000)</text:p>
      <text:p text:style-name="Standard"><text:s text:c="4"/>if(Kilometres&lt;500)</text:p>
      <text:p text:style-name="Standard"><text:s text:c="5"/>TotalFare=300*NoofAdults+150*NoofKids;</text:p>
      <text:p text:style-name="Standard"><text:s text:c="4"/>else</text:p>
      <text:p text:style-name="Standard"><text:s text:c="5"/>TotalFare=200*NoofAdults+100*NoofKids;</text:p>
      <text:p text:style-name="Standard"><text:s text:c="2"/>else</text:p>
      <text:p text:style-name="Standard"><text:s text:c="3"/>TotalFare=500*NoofAdults+250*NoofKids;</text:p>
      <text:p text:style-name="Standard"><text:s/>}</text:p>
      <text:p text:style-name="Standard">//______________________________________________________________________________//</text:p>
      <text:p text:style-name="Standard">void EnterTour()</text:p>
      <text:p text:style-name="Standard">{</text:p>
      <text:p text:style-name="Standard"><text:s/>cout&lt;&lt;"\nTCode\t"; <text:s/><text:tab/>cin&gt;&gt;TCode;</text:p>
      <text:p text:style-name="Standard"><text:s/>cout&lt;&lt;"\nNoofAdults\t"; <text:tab/>cin&gt;&gt;NoofAdults;</text:p>
      <text:p text:style-name="Standard"><text:s/>cout&lt;&lt;"\nNoofKids\t"; <text:s/><text:tab/>cin&gt;&gt;NoofKids;</text:p>
      <text:p text:style-name="Standard"><text:s/>cout&lt;&lt;"\nKilometres\t";<text:tab/>cin&gt;&gt;Kilometres;</text:p>
      <text:p text:style-name="Standard"><text:s/>AssignFare();</text:p>
      <text:p text:style-name="Standard">}</text:p>
      <text:p text:style-name="Standard">//............................................................................................................................................................//</text:p>
      <text:p text:style-name="Standard"/>
      <text:p text:style-name="Standard"/>
      <text:p text:style-name="Standard"/>
      <text:p text:style-name="Standard"><text:soft-page-break/>void ShowTour()</text:p>
      <text:p text:style-name="Standard"><text:s/>{</text:p>
      <text:p text:style-name="Standard"><text:s/>cout&lt;&lt;"\nTCode\t"; <text:s/><text:tab/>cout&lt;&lt;TCode;</text:p>
      <text:p text:style-name="Standard"><text:s/>cout&lt;&lt;"\nNoofAdults\t"; <text:s/>cout&lt;&lt;NoofAdults;</text:p>
      <text:p text:style-name="Standard"><text:s/>cout&lt;&lt;"\nNoofKids\t"; <text:s/><text:tab/>cout&lt;&lt;NoofKids;</text:p>
      <text:p text:style-name="Standard"><text:s/>cout&lt;&lt;"\nKilometres\t";<text:tab/>cout&lt;&lt;Kilometres;</text:p>
      <text:p text:style-name="Standard"><text:s/>cout&lt;&lt;"\nTotal Amount\t"; cout&lt;&lt;TotalFare;</text:p>
      <text:p text:style-name="Standard"><text:s/>}</text:p>
      <text:p text:style-name="Standard">};</text:p>
      <text:p text:style-name="Standard">//______________________________________________________________________________//</text:p>
      <text:p text:style-name="Standard"/>
      <text:p text:style-name="Standard">//**********************************Void Main()**********************************//</text:p>
      <text:p text:style-name="Standard">void main()</text:p>
      <text:p text:style-name="Standard">{</text:p>
      <text:p text:style-name="Standard">clrscr();</text:p>
      <text:p text:style-name="Standard">tour T;</text:p>
      <text:p text:style-name="Standard">T.EnterTour();</text:p>
      <text:p text:style-name="Standard">cout&lt;&lt;"\n\n";</text:p>
      <text:p text:style-name="Standard">T.ShowTour();</text:p>
      <text:p text:style-name="Standard">getch();</text:p>
      <text:p text:style-name="Standard">}</text:p>
      <text:p text:style-name="Standard">//********************************End Of Main***********************************//</text:p>
      <text:p text:style-name="P1"/>
      <text:p text:style-name="P1">Output</text:p>
      <text:p text:style-name="P1"><draw:frame draw:style-name="fr1" draw:name="graphics1" text:anchor-type="paragraph" svg:x="6.225cm" svg:y="0.344cm" svg:width="4.553cm" svg:height="6.563cm" draw:z-index="0"><draw:image xlink:href="Pictures/20000007000011C8000019A33DC7C94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sh </meta:initial-creator>
    <meta:creation-date>2014-07-14T15:51:56.75</meta:creation-date>
    <dc:date>2014-07-14T21:11:28.32</dc:date>
    <dc:creator>Divesh </dc:creator>
    <meta:editing-duration>PT7M47S</meta:editing-duration>
    <meta:editing-cycles>6</meta:editing-cycles>
    <meta:generator>OpenOffice/4.0.0$Win32 OpenOffice.org_project/400m3$Build-9702</meta:generator>
    <meta:document-statistic meta:table-count="0" meta:image-count="1" meta:object-count="0" meta:page-count="2" meta:paragraph-count="70" meta:word-count="107" meta:character-count="2209"/>
  </office:meta>
</office:document-meta>
</file>